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10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language="en" fo:country="US" officeooo:paragraph-rsid="0019b216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officeooo:rsid="00a8a978" officeooo:paragraph-rsid="00a8a978"/>
    </style:style>
    <style:style style:name="P6" style:family="paragraph" style:parent-style-name="Standard">
      <style:text-properties officeooo:paragraph-rsid="00204ab9"/>
    </style:style>
    <style:style style:name="P7" style:family="paragraph" style:parent-style-name="scpi1">
      <style:text-properties fo:language="en" fo:country="US"/>
    </style:style>
    <style:style style:name="P8" style:family="paragraph" style:parent-style-name="scpi1">
      <style:text-properties fo:background-color="transparent"/>
    </style:style>
    <style:style style:name="P9" style:family="paragraph" style:parent-style-name="scpi1">
      <style:paragraph-properties fo:text-align="start" style:justify-single-word="false"/>
    </style:style>
    <style:style style:name="P10" style:family="paragraph" style:parent-style-name="scpi1">
      <style:text-properties officeooo:paragraph-rsid="005c00c6"/>
    </style:style>
    <style:style style:name="P11" style:family="paragraph" style:parent-style-name="Default_5f_ntt">
      <style:text-properties fo:language="en" fo:country="US"/>
    </style:style>
    <style:style style:name="P12" style:family="paragraph" style:parent-style-name="scpi0">
      <style:text-properties fo:background-color="transparent"/>
    </style:style>
    <style:style style:name="P13" style:family="paragraph" style:parent-style-name="scpi3">
      <style:text-properties fo:background-color="transparent"/>
    </style:style>
    <style:style style:name="P14" style:family="paragraph" style:parent-style-name="scpi2">
      <style:text-properties fo:background-color="transparent"/>
    </style:style>
    <style:style style:name="P15" style:family="paragraph" style:parent-style-name="scpi2">
      <style:text-properties officeooo:paragraph-rsid="0014a71b" fo:background-color="transparent"/>
    </style:style>
    <style:style style:name="P16" style:family="paragraph" style:parent-style-name="scpi2">
      <style:text-properties officeooo:paragraph-rsid="005c00c6"/>
    </style:style>
    <style:style style:name="P17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8" style:family="paragraph" style:parent-style-name="Standard">
      <style:paragraph-properties fo:margin-left="0mm" fo:margin-right="0mm" fo:text-indent="0mm" style:auto-text-indent="false"/>
      <style:text-properties officeooo:paragraph-rsid="00204ab9"/>
    </style:style>
    <style:style style:name="P19" style:family="paragraph" style:parent-style-name="scpi2">
      <style:paragraph-properties fo:margin-left="0mm" fo:margin-right="0mm" fo:text-indent="0mm" style:auto-text-indent="false"/>
    </style:style>
    <style:style style:name="P20" style:family="paragraph" style:parent-style-name="scpi1">
      <style:paragraph-properties fo:margin-left="0mm" fo:margin-right="0mm" fo:text-indent="0mm" style:auto-text-indent="false"/>
    </style:style>
    <style:style style:name="P21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22" style:family="paragraph" style:parent-style-name="scpi3">
      <style:paragraph-properties fo:margin-left="0mm" fo:margin-right="0mm" fo:text-indent="0mm" style:auto-text-indent="false"/>
    </style:style>
    <style:style style:name="P23" style:family="paragraph" style:parent-style-name="scpi3">
      <style:paragraph-properties fo:margin-left="0mm" fo:margin-right="0mm" fo:text-indent="0mm" style:auto-text-indent="false"/>
      <style:text-properties officeooo:rsid="00239d56" officeooo:paragraph-rsid="00239d56"/>
    </style:style>
    <style:style style:name="P24" style:family="paragraph" style:parent-style-name="scpi3">
      <style:paragraph-properties fo:margin-left="0mm" fo:margin-right="0mm" fo:text-indent="0mm" style:auto-text-indent="false"/>
      <style:text-properties officeooo:rsid="00a8a978" officeooo:paragraph-rsid="00a8a978"/>
    </style:style>
    <style:style style:name="P25" style:family="paragraph" style:parent-style-name="scpi3">
      <style:paragraph-properties fo:margin-left="0mm" fo:margin-right="0mm" fo:text-indent="0mm" style:auto-text-indent="false"/>
      <style:text-properties officeooo:rsid="00aa7a0c" officeooo:paragraph-rsid="00aa7a0c"/>
    </style:style>
    <style:style style:name="P26" style:family="paragraph" style:parent-style-name="scpi3">
      <style:paragraph-properties fo:margin-left="0mm" fo:margin-right="0mm" fo:text-indent="0mm" style:auto-text-indent="false"/>
      <style:text-properties officeooo:paragraph-rsid="002229df"/>
    </style:style>
    <style:style style:name="P27" style:family="paragraph" style:parent-style-name="scpi4">
      <style:text-properties officeooo:paragraph-rsid="001c042c"/>
    </style:style>
    <style:style style:name="P28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  <style:style style:name="T4" style:family="text">
      <style:text-properties officeooo:rsid="0048b76e"/>
    </style:style>
    <style:style style:name="T5" style:family="text">
      <style:text-properties officeooo:rsid="00474a1a"/>
    </style:style>
    <style:style style:name="T6" style:family="text">
      <style:text-properties officeooo:rsid="0028d1be"/>
    </style:style>
    <style:style style:name="T7" style:family="text">
      <style:text-properties officeooo:rsid="0058515f"/>
    </style:style>
    <style:style style:name="T8" style:family="text">
      <style:text-properties officeooo:rsid="006f0b80"/>
    </style:style>
    <style:style style:name="T9" style:family="text">
      <style:text-properties officeooo:rsid="00204ab9"/>
    </style:style>
    <style:style style:name="T10" style:family="text">
      <style:text-properties officeooo:rsid="00332381"/>
    </style:style>
    <style:style style:name="T11" style:family="text">
      <style:text-properties officeooo:rsid="005905b4"/>
    </style:style>
    <style:style style:name="T12" style:family="text">
      <style:text-properties officeooo:rsid="00239d56"/>
    </style:style>
    <style:style style:name="T13" style:family="text">
      <style:text-properties officeooo:rsid="002229df"/>
    </style:style>
    <style:style style:name="T14" style:family="text">
      <style:text-properties officeooo:rsid="003dacf5"/>
    </style:style>
    <style:style style:name="T15" style:family="text">
      <style:text-properties officeooo:rsid="00a73635"/>
    </style:style>
    <style:style style:name="T16" style:family="text">
      <style:text-properties officeooo:rsid="00a92e78"/>
    </style:style>
    <style:style style:name="T17" style:family="text">
      <style:text-properties officeooo:rsid="0018aefb"/>
    </style:style>
    <style:style style:name="T18" style:family="text">
      <style:text-properties officeooo:rsid="0019b216"/>
    </style:style>
    <style:style style:name="T19" style:family="text">
      <style:text-properties officeooo:rsid="0016c8b2"/>
    </style:style>
    <style:style style:name="T20" style:family="text">
      <style:text-properties officeooo:rsid="00e91144"/>
    </style:style>
    <style:style style:name="T21" style:family="text">
      <style:text-properties officeooo:rsid="00e84185"/>
    </style:style>
  </office:automatic-styles>
  <office:body>
    <office:text text:use-soft-page-breaks="true">
      <office:forms form:automatic-focus="false" form:apply-design-mode="false"/>
      <text:tracked-changes>
        <text:changed-region xml:id="ct41996704" text:id="ct4199670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807456" text:id="ct42807456">
          <text:insertion>
            <office:change-info>
              <dc:creator>Denis Kotlar</dc:creator>
              <dc:date>2017-10-02T12:44:31</dc:date>
            </office:change-info>
          </text:insertion>
        </text:changed-region>
        <text:changed-region xml:id="ct42224960" text:id="ct4222496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225712" text:id="ct42225712">
          <text:insertion>
            <office:change-info>
              <dc:creator>Denis Kotlar</dc:creator>
              <dc:date>2017-10-02T12:44:36</dc:date>
            </office:change-info>
          </text:insertion>
        </text:changed-region>
        <text:changed-region xml:id="ct42000112" text:id="ct4200011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1995888" text:id="ct41995888">
          <text:insertion>
            <office:change-info>
              <dc:creator>Denis Kotlar</dc:creator>
              <dc:date>2017-10-02T12:44:43</dc:date>
            </office:change-info>
          </text:insertion>
        </text:changed-region>
        <text:changed-region xml:id="ct42003584" text:id="ct4200358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624176" text:id="ct42624176">
          <text:insertion>
            <office:change-info>
              <dc:creator>Denis Kotlar</dc:creator>
              <dc:date>2017-10-02T12:44:49</dc:date>
            </office:change-info>
          </text:insertion>
        </text:changed-region>
        <text:changed-region xml:id="ct42225184" text:id="ct4222518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003152" text:id="ct42003152">
          <text:insertion>
            <office:change-info>
              <dc:creator>Denis Kotlar</dc:creator>
              <dc:date>2017-10-02T12:44:56</dc:date>
            </office:change-info>
          </text:insertion>
        </text:changed-region>
        <text:changed-region xml:id="ct42228224" text:id="ct4222822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228448" text:id="ct42228448">
          <text:insertion>
            <office:change-info>
              <dc:creator>Denis Kotlar</dc:creator>
              <dc:date>2017-10-02T12:45:01</dc:date>
            </office:change-info>
          </text:insertion>
        </text:changed-region>
        <text:changed-region xml:id="ct42227936" text:id="ct4222793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227360" text:id="ct4222736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228944" text:id="ct4222894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227584" text:id="ct42227584">
          <text:insertion>
            <office:change-info>
              <dc:creator>Denis Kotlar</dc:creator>
              <dc:date>2017-10-02T12:59:40</dc:date>
            </office:change-info>
          </text:insertion>
        </text:changed-region>
        <text:changed-region xml:id="ct42231296" text:id="ct4223129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231904" text:id="ct4223190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229952" text:id="ct42229952">
          <text:insertion>
            <office:change-info>
              <dc:creator>Denis Kotlar</dc:creator>
              <dc:date>2017-10-02T12:59:50</dc:date>
            </office:change-info>
          </text:insertion>
        </text:changed-region>
        <text:changed-region xml:id="ct42230560" text:id="ct4223056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230176" text:id="ct4223017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233888" text:id="ct4223388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226512" text:id="ct4222651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234176" text:id="ct4223417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234912" text:id="ct4223491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232832" text:id="ct42232832">
          <text:insertion>
            <office:change-info>
              <dc:creator>Denis Kotlar</dc:creator>
              <dc:date>2017-10-02T14:41:18</dc:date>
            </office:change-info>
          </text:insertion>
        </text:changed-region>
        <text:changed-region xml:id="ct42229344" text:id="ct4222934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232304" text:id="ct4223230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234624" text:id="ct4223462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3100976" text:id="ct4310097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236688" text:id="ct4223668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235520" text:id="ct4223552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3101488" text:id="ct4310148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3098208" text:id="ct4309820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235232" text:id="ct4223523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3101200" text:id="ct4310120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765760" text:id="ct4276576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2879504" text:id="ct4287950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3099712" text:id="ct43099712">
          <text:insertion>
            <office:change-info>
              <dc:creator>Denis Kotlar</dc:creator>
              <dc:date>2017-10-02T12:45:06</dc:date>
            </office:change-info>
          </text:insertion>
        </text:changed-region>
        <text:changed-region xml:id="ct43101728" text:id="ct4310172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3104480" text:id="ct4310448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3103904" text:id="ct4310390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3097760" text:id="ct4309776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43106176" text:id="ct4310617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42624528" text:id="ct42624528">
          <text:insertion>
            <office:change-info>
              <dc:creator>Denis Kotlar</dc:creator>
              <dc:date>2017-10-03T09:26:26</dc:date>
            </office:change-info>
          </text:insertion>
        </text:changed-region>
        <text:changed-region xml:id="ct43105872" text:id="ct43105872">
          <text:insertion>
            <office:change-info>
              <dc:creator>Denis Kotlar</dc:creator>
              <dc:date>2017-10-03T09:26:53</dc:date>
            </office:change-info>
          </text:insertion>
        </text:changed-region>
        <text:changed-region xml:id="ct42625584" text:id="ct42625584">
          <text:insertion>
            <office:change-info>
              <dc:creator>Denis Kotlar</dc:creator>
              <dc:date>2017-10-03T09:26:26</dc:date>
            </office:change-info>
          </text:insertion>
        </text:changed-region>
        <text:changed-region xml:id="ct42961088" text:id="ct42961088">
          <text:insertion>
            <office:change-info>
              <dc:creator>Denis Kotlar</dc:creator>
              <dc:date>2017-10-03T09:26:38</dc:date>
            </office:change-info>
          </text:insertion>
        </text:changed-region>
        <text:changed-region xml:id="ct42961312" text:id="ct42961312">
          <text:insertion>
            <office:change-info>
              <dc:creator>Denis Kotlar</dc:creator>
              <dc:date>2017-10-03T09:26:59</dc:date>
            </office:change-info>
          </text:insertion>
        </text:changed-region>
        <text:changed-region xml:id="ct42962304" text:id="ct42962304">
          <text:insertion>
            <office:change-info>
              <dc:creator>Denis Kotlar</dc:creator>
              <dc:date>2017-10-03T09:26:38</dc:date>
            </office:change-info>
          </text:insertion>
        </text:changed-region>
        <text:changed-region xml:id="ct43324160" text:id="ct43324160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43316224" text:id="ct43316224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43324944" text:id="ct43324944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43328432" text:id="ct4332843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43325344" text:id="ct43325344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43329248" text:id="ct43329248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43332848" text:id="ct43332848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43342000" text:id="ct43342000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62853936" text:id="ct62853936">
          <text:insertion>
            <office:change-info>
              <dc:creator>Denis Kotlar</dc:creator>
              <dc:date>2017-10-09T10:07:4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80119244" text:style-name="Outline">
        <text:list-item>
          <text:h text:style-name="P28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1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12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1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1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11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1">Reads the Status Byte register</text:p>
          </table:table-cell>
        </table:table-row>
        <table:table-row>
          <table:table-cell table:style-name="Table147.A2" office:value-type="string">
            <text:p text:style-name="P12">*TRG</text:p>
          </table:table-cell>
          <table:table-cell table:style-name="Table147.A2" office:value-type="string">
            <text:p text:style-name="P4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2">R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4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ext:soft-page-break/>
        <table:table-row>
          <table:table-cell table:style-name="Table129.A2" office:value-type="string">
            <text:p text:style-name="P8">:MODE {&lt;mode&gt;}</text:p>
          </table:table-cell>
          <table:table-cell table:style-name="Table129.A2" office:value-type="string">
            <text:p text:style-name="P4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2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2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20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20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7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2">Specifies which PSU state will be used at power on</text:p>
          </table:table-cell>
        </table:table-row>
        <text:soft-page-break/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<text:change-start text:change-id="ct41996704"/>MMEMory<text:change-end text:change-id="ct41996704"/>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10"><text:change-start text:change-id="ct42807456"/>:CATalog [&lt;directory&gt;]<text:change-end text:change-id="ct42807456"/></text:p>
          </table:table-cell>
          <table:table-cell table:style-name="Table27.A2" office:value-type="string">
            <text:p text:style-name="Standard"><text:change-start text:change-id="ct42224960"/><text:span text:style-name="T4">Returns</text:span> a list of <text:span text:style-name="T5">items</text:span> <text:span text:style-name="T6">in the specified directory (folder)</text:span><text:change-end text:change-id="ct42224960"/></text:p>
          </table:table-cell>
        </table:table-row>
        <table:table-row>
          <table:table-cell table:style-name="Table27.A2" office:value-type="string">
            <text:p text:style-name="P16"><text:change-start text:change-id="ct42225712"/>:LENgth [&lt;directory&gt;]<text:change-end text:change-id="ct42225712"/></text:p>
          </table:table-cell>
          <table:table-cell table:style-name="Table27.A2" office:value-type="string">
            <text:p text:style-name="Standard"><text:change-start text:change-id="ct42000112"/>Returns the number of <text:span text:style-name="T5">items</text:span> in the specified directory<text:change-end text:change-id="ct42000112"/></text:p>
          </table:table-cell>
        </table:table-row>
        <table:table-row>
          <table:table-cell table:style-name="Table27.A2" office:value-type="string">
            <text:p text:style-name="scpi1"><text:change-start text:change-id="ct41995888"/>:CDIRectory {&lt;directory&gt;}<text:change-end text:change-id="ct41995888"/></text:p>
          </table:table-cell>
          <table:table-cell table:style-name="Table27.A2" office:value-type="string">
            <text:p text:style-name="Standard"><text:change-start text:change-id="ct42003584"/>Changes the current directory<text:change-end text:change-id="ct42003584"/></text:p>
          </table:table-cell>
        </table:table-row>
        <table:table-row>
          <table:table-cell table:style-name="Table27.A2" office:value-type="string">
            <text:p text:style-name="scpi1"><text:change-start text:change-id="ct42624176"/>:COPY {&lt;source&gt;}, {&lt;destination&gt;}<text:change-end text:change-id="ct42624176"/></text:p>
          </table:table-cell>
          <table:table-cell table:style-name="Table27.A2" office:value-type="string">
            <text:p text:style-name="P22"><text:change-start text:change-id="ct42225184"/>Copies &lt;<text:span text:style-name="T8">source</text:span>&gt; to &lt;<text:span text:style-name="T8">destination</text:span>&gt;<text:change-end text:change-id="ct42225184"/></text:p>
          </table:table-cell>
        </table:table-row>
        <table:table-row>
          <table:table-cell table:style-name="Table27.A2" office:value-type="string">
            <text:p text:style-name="scpi1"><text:change-start text:change-id="ct42003152"/>:DATE? {&lt;filename&gt;}<text:change-end text:change-id="ct42003152"/></text:p>
          </table:table-cell>
          <table:table-cell table:style-name="Table27.A2" office:value-type="string">
            <text:p text:style-name="Standard"><text:change-start text:change-id="ct42228224"/>Returns <text:span text:style-name="T9">date</text:span> that the specified file was last saved<text:change-end text:change-id="ct42228224"/></text:p>
          </table:table-cell>
        </table:table-row>
        <table:table-row>
          <table:table-cell table:style-name="Table27.A2" office:value-type="string">
            <text:p text:style-name="scpi1"><text:change-start text:change-id="ct42228448"/>:DELete {&lt;filename&gt;}<text:change-end text:change-id="ct42228448"/></text:p>
          </table:table-cell>
          <table:table-cell table:style-name="Table27.A2" office:value-type="string">
            <text:p text:style-name="P6"><text:change-start text:change-id="ct42227936"/>Deletes an existing file<text:change-end text:change-id="ct42227936"/></text:p>
          </table:table-cell>
        </table:table-row>
        <table:table-row>
          <table:table-cell table:style-name="Table27.A2" office:value-type="string">
            <text:p text:style-name="P8"><text:change-start text:change-id="ct42227360"/>:DOWNload<text:change-end text:change-id="ct42227360"/></text:p>
          </table:table-cell>
          <table:table-cell table:style-name="Table27.A2" office:value-type="string">
            <text:p text:style-name="P22"/>
          </table:table-cell>
        </table:table-row>
        <table:table-row>
          <table:table-cell table:style-name="Table27.A2" office:value-type="string">
            <text:p text:style-name="P14"><text:change-start text:change-id="ct42228944"/>:DATA<text:change-end text:change-id="ct42228944"/><text:change-start text:change-id="ct42227584"/> :DATA {#&lt;length&gt;,&lt;encoding&gt;,&lt;block&gt;}<text:change-end text:change-id="ct42227584"/></text:p>
          </table:table-cell>
          <table:table-cell table:style-name="Table27.A2" office:value-type="string">
            <text:p text:style-name="Standard"><text:change-start text:change-id="ct42231296"/>Downloads data from the host computer<text:change-end text:change-id="ct42231296"/></text:p>
          </table:table-cell>
        </table:table-row>
        <table:table-row>
          <table:table-cell table:style-name="Table27.A2" office:value-type="string">
            <text:p text:style-name="P15"><text:change-start text:change-id="ct42231904"/>:FNAMe<text:change-end text:change-id="ct42231904"/><text:change-start text:change-id="ct42229952"/> <text:span text:style-name="T11">{</text:span>&lt;filename&gt;<text:span text:style-name="T11">}</text:span><text:change-end text:change-id="ct42229952"/></text:p>
          </table:table-cell>
          <table:table-cell table:style-name="Table27.A2" office:value-type="string">
            <text:p text:style-name="Standard"><text:change-start text:change-id="ct42230560"/>Creates or opens the specified filename <text:span text:style-name="T15">for download data</text:span><text:change-end text:change-id="ct42230560"/></text:p>
          </table:table-cell>
        </table:table-row>
        <table:table-row>
          <table:table-cell table:style-name="Table27.A2" office:value-type="string">
            <text:p text:style-name="scpi1"><text:change-start text:change-id="ct42230176"/>:LOAD<text:change-end text:change-id="ct42230176"/>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change-start text:change-id="ct42233888"/>:LIST[&lt;n&gt;] <text:span text:style-name="T11">{</text:span>&lt;filename&gt;<text:span text:style-name="T11">}</text:span><text:change-end text:change-id="ct42233888"/></text:p>
          </table:table-cell>
          <table:table-cell table:style-name="Table27.A2" office:value-type="string">
            <text:p text:style-name="P22"><text:change-start text:change-id="ct42226512"/>Loads stored LIST to the specified channel<text:change-end text:change-id="ct42226512"/></text:p>
          </table:table-cell>
        </table:table-row>
        <table:table-row>
          <table:table-cell table:style-name="Table27.A2" office:value-type="string">
            <text:p text:style-name="scpi2"><text:change-start text:change-id="ct42234176"/>:<text:span text:style-name="T12">STATe {&lt;filename&gt;}</text:span><text:change-end text:change-id="ct42234176"/></text:p>
          </table:table-cell>
          <table:table-cell table:style-name="Table27.A2" office:value-type="string">
            <text:p text:style-name="P23"><text:change-start text:change-id="ct42234912"/>Loads the instrument setup<text:change-end text:change-id="ct42234912"/></text:p>
          </table:table-cell>
        </table:table-row>
        <table:table-row>
          <table:table-cell table:style-name="Table27.A2" office:value-type="string">
            <text:p text:style-name="scpi1"><text:change-start text:change-id="ct42232832"/>:<text:span text:style-name="T10">LOCK {&lt;password&gt;}</text:span><text:change-end text:change-id="ct42232832"/></text:p>
          </table:table-cell>
          <table:table-cell table:style-name="Table27.A2" office:value-type="string">
            <text:p text:style-name="P5"><text:change-start text:change-id="ct42229344"/>Set<text:span text:style-name="T16">s</text:span> write protection<text:change-end text:change-id="ct42229344"/></text:p>
          </table:table-cell>
        </table:table-row>
        <table:table-row>
          <table:table-cell table:style-name="Table27.A2" office:value-type="string">
            <text:p text:style-name="scpi1"><text:change-start text:change-id="ct42232304"/>:MDIRectory <text:span text:style-name="T11">{</text:span>&lt;directory&gt;<text:span text:style-name="T11">}</text:span><text:change-end text:change-id="ct42232304"/></text:p>
          </table:table-cell>
          <table:table-cell table:style-name="Table27.A2" office:value-type="string">
            <text:p text:style-name="P22"><text:change-start text:change-id="ct42234624"/>Makes a new directory<text:change-end text:change-id="ct42234624"/></text:p>
          </table:table-cell>
        </table:table-row>
        <table:table-row>
          <table:table-cell table:style-name="Table27.A2" office:value-type="string">
            <text:p text:style-name="scpi1"><text:change-start text:change-id="ct43100976"/>:MOVE <text:span text:style-name="T7">{</text:span>&lt;<text:span text:style-name="T17">source</text:span>&gt;<text:span text:style-name="T7">}</text:span>, <text:span text:style-name="T7">{</text:span>&lt;<text:span text:style-name="T17">destination</text:span>&gt;<text:span text:style-name="T7">}</text:span><text:change-end text:change-id="ct43100976"/></text:p>
          </table:table-cell>
          <table:table-cell table:style-name="Table27.A2" office:value-type="string">
            <text:p text:style-name="P22"><text:change-start text:change-id="ct42236688"/><text:span text:style-name="T20">Moves or r</text:span>enames &lt;<text:span text:style-name="T21">source</text:span>&gt; to &lt;<text:span text:style-name="T21">destination</text:span>&gt;<text:change-end text:change-id="ct42236688"/></text:p>
          </table:table-cell>
        </table:table-row>
        <table:table-row>
          <table:table-cell table:style-name="Table27.A2" office:value-type="string">
            <text:p text:style-name="scpi1"><text:change-start text:change-id="ct42235520"/>:RDIRectory <text:span text:style-name="T7">{</text:span>&lt;directory&gt;<text:span text:style-name="T7">}</text:span><text:change-end text:change-id="ct42235520"/></text:p>
          </table:table-cell>
          <table:table-cell table:style-name="Table27.A2" office:value-type="string">
            <text:p text:style-name="P22"><text:change-start text:change-id="ct43101488"/>Removes the specified directory<text:change-end text:change-id="ct43101488"/></text:p>
          </table:table-cell>
        </table:table-row>
        <table:table-row>
          <table:table-cell table:style-name="Table27.A2" office:value-type="string">
            <text:p text:style-name="scpi1"><text:change-start text:change-id="ct43098208"/>:STORe<text:change-end text:change-id="ct43098208"/></text:p>
          </table:table-cell>
          <table:table-cell table:style-name="Table27.A2" office:value-type="string">
            <text:p text:style-name="P22"/>
          </table:table-cell>
        </table:table-row>
        <table:table-row>
          <table:table-cell table:style-name="Table27.A2" office:value-type="string">
            <text:p text:style-name="scpi2"><text:change-start text:change-id="ct42235232"/>:LIST[&lt;n&gt;] <text:span text:style-name="T7">{</text:span>&lt;filename&gt;<text:span text:style-name="T7">}</text:span><text:change-end text:change-id="ct42235232"/></text:p>
          </table:table-cell>
          <table:table-cell table:style-name="Table27.A2" office:value-type="string">
            <text:p text:style-name="P22"><text:change-start text:change-id="ct43101200"/><text:span text:style-name="T13">Saves</text:span> specified channel LIST <text:change-end text:change-id="ct43101200"/></text:p>
          </table:table-cell>
        </table:table-row>
        <table:table-row>
          <table:table-cell table:style-name="Table27.A2" office:value-type="string">
            <text:p text:style-name="scpi2"><text:change-start text:change-id="ct42765760"/>:<text:span text:style-name="T13">STATe {&lt;filename&gt;}</text:span><text:change-end text:change-id="ct42765760"/></text:p>
          </table:table-cell>
          <table:table-cell table:style-name="Table27.A2" office:value-type="string">
            <text:p text:style-name="P26"><text:change-start text:change-id="ct42879504"/>Saves the instrument setup<text:change-end text:change-id="ct42879504"/></text:p>
          </table:table-cell>
        </table:table-row>
        <table:table-row>
          <table:table-cell table:style-name="Table27.A2" office:value-type="string">
            <text:p text:style-name="P8"><text:change-start text:change-id="ct43099712"/>:TIME? {&lt;filename&gt;}<text:change-end text:change-id="ct43099712"/></text:p>
          </table:table-cell>
          <table:table-cell table:style-name="Table27.A2" office:value-type="string">
            <text:p text:style-name="P18"><text:change-start text:change-id="ct43101728"/>Returns <text:span text:style-name="T9">time</text:span> that the specified file was last saved<text:change-end text:change-id="ct43101728"/></text:p>
          </table:table-cell>
        </table:table-row>
        <table:table-row>
          <table:table-cell table:style-name="Table27.A2" office:value-type="string">
            <text:p text:style-name="scpi1"><text:change-start text:change-id="ct43104480"/>:<text:span text:style-name="T14">UNLock {&lt;password&gt;}</text:span><text:change-end text:change-id="ct43104480"/></text:p>
          </table:table-cell>
          <table:table-cell table:style-name="Table27.A2" office:value-type="string">
            <text:p text:style-name="P24"><text:change-start text:change-id="ct43103904"/>Clear<text:span text:style-name="T16">s</text:span> write protection<text:change-end text:change-id="ct43103904"/></text:p>
          </table:table-cell>
        </table:table-row>
        <table:table-row>
          <table:table-cell table:style-name="Table27.A2" office:value-type="string">
            <text:p text:style-name="P8"><text:change-start text:change-id="ct43097760"/>:UPLoad? {&lt;filename&gt;}<text:change-end text:change-id="ct43097760"/></text:p>
          </table:table-cell>
          <table:table-cell table:style-name="Table27.A2" office:value-type="string">
            <text:p text:style-name="P25"><text:change-start text:change-id="ct43106176"/>Uploads data to the host computer<text:change-end text:change-id="ct43106176"/>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19">Controls channel output state with trigger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9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17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1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1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1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1">“Connects” virtual load to the channel output</text:p>
          </table:table-cell>
        </table:table-row>
        <table:table-row>
          <table:table-cell table:style-name="Table186.A2" office:value-type="string">
            <text:p text:style-name="P9">:PIN1 {&lt;bool&gt;}</text:p>
          </table:table-cell>
          <table:table-cell table:style-name="Table186.A2" office:value-type="string">
            <text:p text:style-name="P1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1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1">Sets the RPOL signal state</text:p>
          </table:table-cell>
        </table:table-row>
        <text:soft-page-break/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1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1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<text:change-start text:change-id="ct42624528"/>:AHOur<text:change-end text:change-id="ct42624528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43105872"/>:RESet {&lt;channel&gt;}<text:change-end text:change-id="ct43105872"/></text:p>
          </table:table-cell>
          <table:table-cell table:style-name="Table101.A2" office:value-type="string">
            <text:p text:style-name="Standard"><text:change-start text:change-id="ct42625584"/>Resets the amp-hour (Ah) measurement to zero<text:change-end text:change-id="ct42625584"/></text:p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1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1">Enables/disables seamless measurement auto ranging</text:p>
          </table:table-cell>
        </table:table-row>
        <table:table-row>
          <table:table-cell table:style-name="Table101.A2" office:value-type="string">
            <text:p text:style-name="scpi1"><text:change-start text:change-id="ct42961088"/>:WHOur<text:change-end text:change-id="ct4296108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<text:change-start text:change-id="ct42961312"/>:RESet {&lt;channel&gt;}<text:change-end text:change-id="ct42961312"/></text:p>
          </table:table-cell>
          <table:table-cell table:style-name="Table101.A2" office:value-type="string">
            <text:p text:style-name="P1"><text:change-start text:change-id="ct42962304"/>Resets the watt-hour (Wh) measurement to zero<text:change-end text:change-id="ct42962304"/></text:p>
          </table:table-cell>
        </table:table-row>
        <table:table-row>
          <table:table-cell table:style-name="Table101.A10" office:value-type="string">
            <text:p text:style-name="scpi0">[SOURce[&lt;n&gt;]] </text:p>
          </table:table-cell>
          <table:table-cell table:style-name="Table101.A10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1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current change</text:p>
          </table:table-cell>
        </table:table-row>
        <table:table-row>
          <table:table-cell table:style-name="Table101.A2" office:value-type="string">
            <text:p text:style-name="P13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1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current protection activation</text:p>
          </table:table-cell>
        </table:table-row>
        <table:table-row>
          <table:table-cell table:style-name="Table101.A2" office:value-type="string">
            <text:p text:style-name="P8">:DIGital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INPut:DATA? [&lt;pin&gt;]</text:p>
          </table:table-cell>
          <table:table-cell table:style-name="Table101.A2" office:value-type="string">
            <text:p text:style-name="P2">Reads the state of the digital port pins</text:p>
          </table:table-cell>
        </table:table-row>
        <table:table-row>
          <table:table-cell table:style-name="Table101.A2" office:value-type="string">
            <text:p text:style-name="scpi2">:OUTPut:DATA [&lt;pin&gt;] {&lt;state&gt;}</text:p>
          </table:table-cell>
          <table:table-cell table:style-name="Table101.A2" office:value-type="string">
            <text:p text:style-name="P2">Sets the state of the digital port pins</text:p>
          </table:table-cell>
        </table:table-row>
        <table:table-row>
          <table:table-cell table:style-name="Table101.A2" office:value-type="string">
            <text:p text:style-name="scpi2">:PIN&lt;n&gt;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FUNCtion {&lt;function&gt;}</text:p>
          </table:table-cell>
          <table:table-cell table:style-name="Table101.A2" office:value-type="string">
            <text:p text:style-name="P2">Sets the selected pin’s function</text:p>
          </table:table-cell>
        </table:table-row>
        <table:table-row>
          <table:table-cell table:style-name="Table101.A2" office:value-type="string">
            <text:p text:style-name="scpi3">:POLarity {&lt;polarity&gt;}</text:p>
          </table:table-cell>
          <table:table-cell table:style-name="Table101.A2" office:value-type="string">
            <text:p text:style-name="P2">Sets the selected pin’s polarity</text:p>
          </table:table-cell>
        </table:table-row>
        <table:table-row>
          <table:table-cell table:style-name="Table101.A2" office:value-type="string">
            <text:p text:style-name="scpi2">:TOUTpu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BUS[:ENABle] {&lt;Bool&gt;}</text:p>
          </table:table-cell>
          <table:table-cell table:style-name="Table101.A2" office:value-type="string">
            <text:p text:style-name="P2">Enables/disables BUS-generated triggers on digital pins</text:p>
          </table:table-cell>
        </table:table-row>
        <table:table-row>
          <table:table-cell table:style-name="Table101.A2" office:value-type="string">
            <text:p text:style-name="P8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4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14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14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14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1">Sets low output ripple (noise) mode of operation</text:p>
          </table:table-cell>
        </table:table-row>
        <text:soft-page-break/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1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1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21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1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1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1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Operation Instrument Isummary <text:soft-page-break/>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1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1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1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1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<text:change-start text:change-id="ct43324160"/>:<text:span text:style-name="T19">AHOur</text:span><text:change-end text:change-id="ct43324160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43316224"/>TOTal?<text:change-end text:change-id="ct43316224"/></text:p>
          </table:table-cell>
          <table:table-cell table:style-name="Table121.A2" office:value-type="string">
            <text:p text:style-name="P3"><text:change-start text:change-id="ct43324944"/>Returns channel’s total <text:span text:style-name="T18">delivered energy in Ah</text:span><text:change-end text:change-id="ct43324944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1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1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1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1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43328432"/>:<text:span text:style-name="T19">WHOur</text:span><text:change-end text:change-id="ct4332843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27"><text:change-start text:change-id="ct43325344"/>TOTal?<text:change-end text:change-id="ct43325344"/></text:p>
          </table:table-cell>
          <table:table-cell table:style-name="Table121.A2" office:value-type="string">
            <text:p text:style-name="P3"><text:change-start text:change-id="ct43329248"/>Returns channel’s total <text:span text:style-name="T18">delivered energy in Wh</text:span><text:change-end text:change-id="ct43329248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hannel model identification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1"/>
          </table:table-cell>
        </table:table-row>
        <text:soft-page-break/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1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1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1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1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1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1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1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1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1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1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1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1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1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1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1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1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1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1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43332848"/>:INHibit?<text:change-end text:change-id="ct43332848"/></text:p>
          </table:table-cell>
          <table:table-cell table:style-name="Table121.A2" office:value-type="string">
            <text:p text:style-name="P1"><text:change-start text:change-id="ct43342000"/>Queries system inhibit state<text:change-end text:change-id="ct43342000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1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1">Places the PSU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1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1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1">Enters the PSU into the Stand-by mode in case of protection trip</text:p>
          </table:table-cell>
        </table:table-row>
        <text:soft-page-break/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1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1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1">Sets the OTP value</text:p>
          </table:table-cell>
        </table:table-row>
        <table:table-row>
          <table:table-cell table:style-name="Table121.A2" office:value-type="string">
            <text:p text:style-name="scpi4">:CLEar<text:change-start text:change-id="ct62853936"/> <text:change-end text:change-id="ct62853936"/>[, {&lt;sensor&gt;}]</text:p>
          </table:table-cell>
          <table:table-cell table:style-name="Table121.A2" office:value-type="string">
            <text:p text:style-name="P1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1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1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1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1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1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2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1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1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2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4.1.2$Linux_X86_64 LibreOffice_project/ea7cb86e6eeb2bf3a5af73a8f7777ac570321527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8" meta:paragraph-count="495" meta:word-count="1765" meta:character-count="12632" meta:non-whitespace-character-count="11337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